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995" officeooo:paragraph-rsid="001279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dit – program do edycj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8:04:31.340536153</meta:creation-date>
    <dc:date>2016-01-30T18:05:20.136247249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1"/>
    <meta:generator>LibreOffice/4.2.8.2$Linux_X86_64 LibreOffice_project/420m0$Build-2</meta:generator>
  </office:meta>
</office:document-meta>
</file>